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5" calcext:value-type="float">
            <text:p>25</text:p>
          </table:table-cell>
          <table:table-cell table:style-name="ce19" table:formula="of:=COUNTIF([.G$26:.G$105];&quot;Finished in Sprint 2&quot;)" office:value-type="float" office:value="0" calcext:value-type="float">
            <text:p>0</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5" calcext:value-type="float">
            <text:p>25</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5" calcext:value-type="float">
            <text:p>25</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3" calcext:value-type="float">
            <text:p>23</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8" calcext:value-type="float">
            <text:p>18</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4" calcext:value-type="float">
            <text:p>14</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3" calcext:value-type="float">
            <text:p>13</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3" calcext:value-type="float">
            <text:p>13</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0" calcext:value-type="float">
            <text:p>10</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0" calcext:value-type="float">
            <text:p>10</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0" calcext:value-type="float">
            <text:p>10</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d Toolbar with Files and Inser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office:value-type="string" calcext:value-type="string">
            <text:p>WINDOW</text:p>
          </table:table-cell>
          <table:table-cell table:style-name="ce80" table:content-validation-name="val16"/>
          <table:table-cell table:style-name="ce87" table:content-validation-name="val17" office:value-type="string" calcext:value-type="string">
            <text:p>Window was created to see the list of all the products added</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List of products was able to save in a store with its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tore was able to save as wanted file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Saved file for the list of products can be loaded now</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About dialog was added</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17" calcext:value-type="date">
            <text:p>Nov 1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24" calcext:value-type="date">
            <text:p>Nov 24</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24" calcext:value-type="date">
            <text:p>Nov 24</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01" calcext:value-type="date">
            <text:p>Dec 01</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7">00/00/0000</text:date>, <text:time style:data-style-name="N2" text:time-value="05:25:40.067493315">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7T05:26:38.206755879</dc:date>
    <meta:editing-cycles>200</meta:editing-cycles>
    <meta:editing-duration>P5DT19H42M23S</meta:editing-duration>
    <meta:generator>LibreOffice/6.4.6.2$Linux_X86_64 LibreOffice_project/40$Build-2</meta:generator>
    <meta:document-statistic meta:table-count="7" meta:cell-count="1119"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5">
                <text:p>25</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84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3">
                <text:p>23</text:p>
                <draw:g>
                  <svg:desc>'Sprint 01 Backlog'.B7:'Sprint 01 Backlog'.B14</svg:desc>
                </draw:g>
              </table:table-cell>
            </table:table-row>
            <table:table-row>
              <table:table-cell office:value-type="string">
                <text:p>2</text:p>
              </table:table-cell>
              <table:table-cell office:value-type="float" office:value="18">
                <text:p>18</text:p>
              </table:table-cell>
            </table:table-row>
            <table:table-row>
              <table:table-cell office:value-type="string">
                <text:p>3</text:p>
              </table:table-cell>
              <table:table-cell office:value-type="float" office:value="14">
                <text:p>14</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13">
                <text:p>13</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